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 stories</text:p>
      <text:p text:style-name="P2"/>
      <text:p text:style-name="P2"/>
      <text:p text:style-name="P2">En tant que Tom, je veux consulter un catalogue afin d'avoir des information sur les produits</text:p>
      <text:p text:style-name="P2">En tant que Tom, je veux consulter un catalogue afin des voir les produits</text:p>
      <text:p text:style-name="P2">En tant que Tom, je veux juger de la qualité des produits en consultant la liste des clients actuels de la start up</text:p>
      <text:p text:style-name="P2">En tant que Tom, je veux juger de la qualité des produits en consultant les avis des clients actuels de la start up</text:p>
      <text:p text:style-name="P2">En tant que Tom, je veux juger de la qualité des produits en consultant les avis des utilisateurs des produits finis utilisant les produits de la start up</text:p>
      <text:p text:style-name="P2"/>
      <text:p text:style-name="P2"/>
      <text:p text:style-name="P2">En tant que start up, je veux montrer mon savoir-faire en donnant des informations sur mes produits</text:p>
      <text:p text:style-name="P2">En tant que start up, je veux montrer mon savoir-faire en proposant mon catalogue</text:p>
      <text:p text:style-name="P2">En tant que start up, le veux me faire connaître en communiquant sur les réseaux sociaux</text:p>
      <text:p text:style-name="P2">En tant que start up, je veux construire ma réputation en communiquant la liste des clients renommés avec lesquels je travail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runo Dahlem</meta:initial-creator>
    <meta:creation-date>2021-04-14T09:34:01.20</meta:creation-date>
    <meta:document-statistic meta:table-count="0" meta:image-count="0" meta:object-count="0" meta:page-count="1" meta:paragraph-count="10" meta:word-count="174" meta:character-count="958"/>
    <dc:date>2021-04-14T10:35:38.76</dc:date>
    <dc:creator>Bruno Dahlem</dc:creator>
    <meta:editing-duration>PT22S</meta:editing-duration>
    <meta:editing-cycles>1</meta:editing-cycles>
    <meta:generator>OpenOffice/4.1.9$Win32 OpenOffice.org_project/419m1$Build-9805</meta:generator>
  </office:meta>
</office:document-meta>
</file>